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i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Art. Nr.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_EU-PT10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p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001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5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con-sub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3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4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5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7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8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3" office:value-type="string" calcext:value-type="string">
            <text:p>LCD</text:p>
          </table:table-cell>
          <table:table-cell office:value-type="string" calcext:value-type="string">
            <text:p>ls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MAX232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ax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atm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m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6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2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3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8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0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9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0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1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2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27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9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display.A1:display.H9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1T13:33:04.696035139</dc:date>
    <dc:creator>Daniel Belles</dc:creator>
    <meta:editing-duration>PT1H32M20S</meta:editing-duration>
    <meta:editing-cycles>4</meta:editing-cycles>
    <meta:document-statistic meta:table-count="1" meta:cell-count="654" meta:object-count="0"/>
  </office:meta>
</office:document-meta>
</file>